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HP840G2B</text:span>:<text:span text:style-name="T3">~/Documents/GitHub/ai_logicalaccess_crew/larc</text:span>$ python src/larc/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1">"{}"</text:p>
      <text:p text:style-name="Preformatted_20_Text"><text:span text:style-name="T4">## Tool Output:</text:span> </text:p>
      <text:p text:style-name="P1">{'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text:soft-page-break/>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system_c_access': 'user has system_c_access access level of read-only in Access Report while he is unauthorized to have access to system_c_access according to access matrix.'}}, 'USER024': {'review_results': {'system_a_access': 'user has <text:soft-page-break/>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 Access Review Findings</text:p>
      <text:p text:style-name="Preformatted_20_Text"/>
      <text:p text:style-name="P1">## Summary of Access Discrepancies</text:p>
      <text:p text:style-name="Preformatted_20_Text"/>
      <text:p text:style-name="P1">The following users have access discrepancies when compared to the authorized access matrix:</text:p>
      <text:p text:style-name="Preformatted_20_Text"/>
      <text:p text:style-name="P1">---</text:p>
      <text:p text:style-name="Preformatted_20_Text"/>
      <text:p text:style-name="P1">### **USER001**</text:p>
      <text:p text:style-name="P1">- **System B Access**: <text:s/></text:p>
      <text:p text:style-name="P1"><text:s text:c="2"/>- **Actual Access Level**: Maker <text:s/></text:p>
      <text:p text:style-name="P1"><text:s text:c="2"/>- **Expected Access Level**: Checker <text:s/></text:p>
      <text:p text:style-name="Preformatted_20_Text"/>
      <text:p text:style-name="P1">---</text:p>
      <text:p text:style-name="Preformatted_20_Text"/>
      <text:p text:style-name="P1">### **USER002**</text:p>
      <text:p text:style-name="P1">- **System B Access**: <text:s/></text:p>
      <text:p text:style-name="P1"><text:s text:c="2"/>- **Actual Access Level**: Maker <text:s/></text:p>
      <text:p text:style-name="P1"><text:s text:c="2"/>- **Expected Access Level**: Read-Only <text:s/></text:p>
      <text:p text:style-name="Preformatted_20_Text"/>
      <text:p text:style-name="P1">---</text:p>
      <text:p text:style-name="Preformatted_20_Text"/>
      <text:p text:style-name="P1">### **USER003**</text:p>
      <text:p text:style-name="P1">- **System A Access**: <text:s/></text:p>
      <text:p text:style-name="P1"><text:s text:c="2"/>- **Actual Access Level**: Maker <text:s/></text:p>
      <text:p text:style-name="P1"><text:s text:c="2"/>- **Expected Access Level**: Read-Only <text:s/></text:p>
      <text:p text:style-name="Preformatted_20_Text"/>
      <text:p text:style-name="P1">---</text:p>
      <text:p text:style-name="Preformatted_20_Text"/>
      <text:p text:style-name="P1">### **USER005**</text:p>
      <text:p text:style-name="P1">- **System B Access**: <text:s/></text:p>
      <text:p text:style-name="P1"><text:s text:c="2"/>- **Actual Access Level**: Maker <text:s/></text:p>
      <text:p text:style-name="P1"><text:s text:c="2"/>- **Expected Access Level**: Checker <text:s/></text:p>
      <text:p text:style-name="Preformatted_20_Text"/>
      <text:p text:style-name="P1">---</text:p>
      <text:p text:style-name="Preformatted_20_Text"/>
      <text:p text:style-name="P1">### **USER006**</text:p>
      <text:p text:style-name="P1">- **System C Access**: <text:s/></text:p>
      <text:p text:style-name="P1"><text:s text:c="2"/>- **Actual Access Level**: Maker <text:s/></text:p>
      <text:p text:style-name="P1"><text:s text:c="2"/>- **Expected Access Level**: Read-Only <text:s/></text:p>
      <text:p text:style-name="Preformatted_20_Text"/>
      <text:p text:style-name="P1">---</text:p>
      <text:p text:style-name="Preformatted_20_Text"/>
      <text:p text:style-name="P1">### **USER008**</text:p>
      <text:p text:style-name="P1">- **System C Access**: <text:s/></text:p>
      <text:p text:style-name="P1"><text:s text:c="2"/>- **Actual Access Level**: Read-Only <text:s/></text:p>
      <text:p text:style-name="P1"><text:s text:c="2"/>- **Expected Access Level**: Checker <text:s/></text:p>
      <text:p text:style-name="Preformatted_20_Text"/>
      <text:p text:style-name="P1">---</text:p>
      <text:p text:style-name="Preformatted_20_Text"/>
      <text:p text:style-name="P1">### **USER009**</text:p>
      <text:p text:style-name="P1">- **System A Access**: <text:s/></text:p>
      <text:p text:style-name="P1"><text:soft-page-break/><text:s text:c="2"/>- **Actual Access Level**: Checker <text:s/></text:p>
      <text:p text:style-name="P1"><text:s text:c="2"/>- **Expected Access Level**: Read-Only <text:s/></text:p>
      <text:p text:style-name="Preformatted_20_Text"/>
      <text:p text:style-name="P1">---</text:p>
      <text:p text:style-name="Preformatted_20_Text"/>
      <text:p text:style-name="P1">### **USER010**</text:p>
      <text:p text:style-name="P1">- **System C Access**: <text:s/></text:p>
      <text:p text:style-name="P1"><text:s text:c="2"/>- **Actual Access Level**: Maker <text:s/></text:p>
      <text:p text:style-name="P1"><text:s text:c="2"/>- **Expected Access Level**: Checker <text:s/></text:p>
      <text:p text:style-name="Preformatted_20_Text"/>
      <text:p text:style-name="P1">---</text:p>
      <text:p text:style-name="Preformatted_20_Text"/>
      <text:p text:style-name="P1">### **USER012**</text:p>
      <text:p text:style-name="P1">- **System B Access**: <text:s/></text:p>
      <text:p text:style-name="P1"><text:s text:c="2"/>- **Actual Access Level**: Maker <text:s/></text:p>
      <text:p text:style-name="P1"><text:s text:c="2"/>- **Expected Access Level**: Checker <text:s/></text:p>
      <text:p text:style-name="Preformatted_20_Text"/>
      <text:p text:style-name="P1">---</text:p>
      <text:p text:style-name="Preformatted_20_Text"/>
      <text:p text:style-name="P1">### **USER014**</text:p>
      <text:p text:style-name="P1">- **System B Access**: <text:s/></text:p>
      <text:p text:style-name="P1"><text:s text:c="2"/>- **Actual Access Level**: Checker <text:s/></text:p>
      <text:p text:style-name="P1"><text:s text:c="2"/>- **Expected Access Level**: Read-Only <text:s/></text:p>
      <text:p text:style-name="Preformatted_20_Text"/>
      <text:p text:style-name="P1">---</text:p>
      <text:p text:style-name="Preformatted_20_Text"/>
      <text:p text:style-name="P1">### **USER016**</text:p>
      <text:p text:style-name="P1">- **System B Access**: <text:s/></text:p>
      <text:p text:style-name="P1"><text:s text:c="2"/>- **Actual Access Level**: Maker <text:s/></text:p>
      <text:p text:style-name="P1"><text:s text:c="2"/>- **Expected Access Level**: Checker <text:s/></text:p>
      <text:p text:style-name="Preformatted_20_Text"/>
      <text:p text:style-name="P1">---</text:p>
      <text:p text:style-name="Preformatted_20_Text"/>
      <text:p text:style-name="P1">### **USER017**</text:p>
      <text:p text:style-name="P1">- **System A Access**: <text:s/></text:p>
      <text:p text:style-name="P1"><text:s text:c="2"/>- **Actual Access Level**: Maker <text:s/></text:p>
      <text:p text:style-name="P1"><text:s text:c="2"/>- **Expected Access Level**: Checker <text:s/></text:p>
      <text:p text:style-name="Preformatted_20_Text"/>
      <text:p text:style-name="P1">---</text:p>
      <text:p text:style-name="Preformatted_20_Text"/>
      <text:p text:style-name="P1">## Unauthorized Access Findings</text:p>
      <text:p text:style-name="Preformatted_20_Text"/>
      <text:p text:style-name="P1">The following users have unauthorized access to systems as per the access matrix:</text:p>
      <text:p text:style-name="Preformatted_20_Text"/>
      <text:p text:style-name="P1">---</text:p>
      <text:p text:style-name="Preformatted_20_Text"/>
      <text:p text:style-name="P1">### **USER021**</text:p>
      <text:p text:style-name="P1">- **System A Access**: Maker (Unauthorized) <text:s/></text:p>
      <text:p text:style-name="P1">- **System B Access**: Read-Only (Unauthorized) <text:s/></text:p>
      <text:p text:style-name="P1">- **System C Access**: Checker (Unauthorized) <text:s/></text:p>
      <text:p text:style-name="Preformatted_20_Text"/>
      <text:p text:style-name="P1">---</text:p>
      <text:p text:style-name="Preformatted_20_Text"/>
      <text:p text:style-name="P1">### **USER022**</text:p>
      <text:p text:style-name="P1">- **System A Access**: Read-Only (Unauthorized) <text:s/></text:p>
      <text:p text:style-name="P1">- **System B Access**: Maker (Unauthorized) <text:s/></text:p>
      <text:p text:style-name="P1">- **System C Access**: Maker (Unauthorized) <text:s/></text:p>
      <text:p text:style-name="Preformatted_20_Text"/>
      <text:p text:style-name="P1">---</text:p>
      <text:p text:style-name="Preformatted_20_Text"/>
      <text:p text:style-name="P1">### **USER023**</text:p>
      <text:p text:style-name="P1">- **System A Access**: Maker (Unauthorized) <text:s/></text:p>
      <text:p text:style-name="P1">- **System B Access**: Checker (Unauthorized) <text:s/></text:p>
      <text:p text:style-name="P1"><text:soft-page-break/>- **System C Access**: Read-Only (Unauthorized) <text:s/></text:p>
      <text:p text:style-name="Preformatted_20_Text"/>
      <text:p text:style-name="P1">---</text:p>
      <text:p text:style-name="Preformatted_20_Text"/>
      <text:p text:style-name="P1">### **USER024**</text:p>
      <text:p text:style-name="P1">- **System A Access**: Checker (Unauthorized) <text:s/></text:p>
      <text:p text:style-name="P1">- **System B Access**: Maker (Unauthorized) <text:s/></text:p>
      <text:p text:style-name="P1">- **System C Access**: Maker (Unauthorized) <text:s/></text:p>
      <text:p text:style-name="Preformatted_20_Text"/>
      <text:p text:style-name="P1">---</text:p>
      <text:p text:style-name="Preformatted_20_Text"/>
      <text:p text:style-name="P1">## Conclusion</text:p>
      <text:p text:style-name="Preformatted_20_Text"/>
      <text:p text:style-name="P1">The access review identified discrepancies and unauthorized access for multiple users. Immediate action is required to revoke unauthorized access and align access levels with the authorized access matrix to ensure compliance and security.</text:p>
      <text:p text:style-name="P1">```</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1">"{}"</text:p>
      <text:p text:style-name="Preformatted_20_Text"><text:span text:style-name="T4">## Tool Output:</text:span> </text:p>
      <text:p text:style-name="P1">{'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text:soft-page-break/>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1"># Transaction Limit Compliance Analysis</text:p>
      <text:p text:style-name="Preformatted_20_Text"/>
      <text:p text:style-name="P1">## Summary of Transaction Approvals</text:p>
      <text:p text:style-name="Preformatted_20_Text"/>
      <text:p text:style-name="P1">The following transactions were analyzed for compliance with authorized approval limits:</text:p>
      <text:p text:style-name="Preformatted_20_Text"/>
      <text:p text:style-name="P1">---</text:p>
      <text:p text:style-name="Preformatted_20_Text"/>
      <text:p text:style-name="P1">### **Transaction 0**</text:p>
      <text:p text:style-name="P1">- **Transaction Amount**: 175,000 <text:s/></text:p>
      <text:p text:style-name="P1">- **Transaction Date**: 2024-01-15 <text:s/></text:p>
      <text:p text:style-name="P1">- **Approved Users**: USER008 <text:s/></text:p>
      <text:p text:style-name="P1">- **Analysis Result**: Transaction Amount Exceeds User Approval Level for USER008 <text:s/></text:p>
      <text:p text:style-name="Preformatted_20_Text"/>
      <text:p text:style-name="P1">---</text:p>
      <text:p text:style-name="Preformatted_20_Text"/>
      <text:p text:style-name="P1">### **Transaction 1**</text:p>
      <text:p text:style-name="P1">- **Transaction Amount**: 150,000 <text:s/></text:p>
      <text:p text:style-name="P1">- **Transaction Date**: 2024-01-16 <text:s/></text:p>
      <text:p text:style-name="P1">- **Approved Users**: USER004 <text:s/></text:p>
      <text:p text:style-name="P1">- **Analysis Result**: Transaction is approved within the single approval limit of USER004 <text:s/></text:p>
      <text:p text:style-name="Preformatted_20_Text"/>
      <text:p text:style-name="P1">---</text:p>
      <text:p text:style-name="Preformatted_20_Text"/>
      <text:p text:style-name="P1">### **Transaction 2**</text:p>
      <text:p text:style-name="P1">- **Transaction Amount**: 2,500,000 <text:s/></text:p>
      <text:p text:style-name="P1">- **Transaction Date**: 2024-01-17 <text:s/></text:p>
      <text:p text:style-name="P1">- **Approved Users**: USER001, USER002 <text:s/></text:p>
      <text:p text:style-name="P1">- **Analysis Result**: Transaction is approved within the joint approval limit of users [USER001, USER002] <text:s/></text:p>
      <text:p text:style-name="Preformatted_20_Text"/>
      <text:p text:style-name="P1">---</text:p>
      <text:p text:style-name="Preformatted_20_Text"/>
      <text:p text:style-name="P1">### **Transaction 3**</text:p>
      <text:p text:style-name="P1">- **Transaction Amount**: 120,000 <text:s/></text:p>
      <text:p text:style-name="P1">- **Transaction Date**: 2024-01-18 <text:s/></text:p>
      <text:p text:style-name="P1">- **Approved Users**: USER009 <text:s/></text:p>
      <text:p text:style-name="P1">- **Analysis Result**: Transaction Amount Exceeds User Approval Level for USER009 <text:s/></text:p>
      <text:p text:style-name="Preformatted_20_Text"/>
      <text:p text:style-name="P1">---</text:p>
      <text:p text:style-name="Preformatted_20_Text"/>
      <text:p text:style-name="P1">### **Transaction 4**</text:p>
      <text:p text:style-name="P1">- **Transaction Amount**: 3,500,000 <text:s/></text:p>
      <text:p text:style-name="P1">- **Transaction Date**: 2024-01-19 <text:s/></text:p>
      <text:p text:style-name="P1">- **Approved Users**: USER003, USER004 <text:s/></text:p>
      <text:p text:style-name="P1"><text:soft-page-break/>- **Analysis Result**: Transaction is approved within the joint approval limit of users [USER003, USER004] <text:s/></text:p>
      <text:p text:style-name="Preformatted_20_Text"/>
      <text:p text:style-name="P1">---</text:p>
      <text:p text:style-name="Preformatted_20_Text"/>
      <text:p text:style-name="P1">### **Transaction 5**</text:p>
      <text:p text:style-name="P1">- **Transaction Amount**: 450,000 <text:s/></text:p>
      <text:p text:style-name="P1">- **Transaction Date**: 2024-01-20 <text:s/></text:p>
      <text:p text:style-name="P1">- **Approved Users**: USER007 <text:s/></text:p>
      <text:p text:style-name="P1">- **Analysis Result**: Transaction is approved within the single approval limit of USER007 <text:s/></text:p>
      <text:p text:style-name="Preformatted_20_Text"/>
      <text:p text:style-name="P1">---</text:p>
      <text:p text:style-name="Preformatted_20_Text"/>
      <text:p text:style-name="P1">### **Transaction 6**</text:p>
      <text:p text:style-name="P1">- **Transaction Amount**: 1,500,000 <text:s/></text:p>
      <text:p text:style-name="P1">- **Transaction Date**: 2024-01-21 <text:s/></text:p>
      <text:p text:style-name="P1">- **Approved Users**: USER002, USER003 <text:s/></text:p>
      <text:p text:style-name="P1">- **Analysis Result**: Transaction is approved within the joint approval limit of users [USER002, USER003] <text:s/></text:p>
      <text:p text:style-name="Preformatted_20_Text"/>
      <text:p text:style-name="P1">---</text:p>
      <text:p text:style-name="Preformatted_20_Text"/>
      <text:p text:style-name="P1">### **Transaction 7**</text:p>
      <text:p text:style-name="P1">- **Transaction Amount**: 800,000 <text:s/></text:p>
      <text:p text:style-name="P1">- **Transaction Date**: 2024-01-22 <text:s/></text:p>
      <text:p text:style-name="P1">- **Approved Users**: USER010 <text:s/></text:p>
      <text:p text:style-name="P1">- **Analysis Result**: Transaction Amount Exceeds User Approval Level for USER010 <text:s/></text:p>
      <text:p text:style-name="Preformatted_20_Text"/>
      <text:p text:style-name="P1">---</text:p>
      <text:p text:style-name="Preformatted_20_Text"/>
      <text:p text:style-name="P1">### **Transaction 8**</text:p>
      <text:p text:style-name="P1">- **Transaction Amount**: 4,000,000 <text:s/></text:p>
      <text:p text:style-name="P1">- **Transaction Date**: 2024-01-23 <text:s/></text:p>
      <text:p text:style-name="P1">- **Approved Users**: USER001, USER002, USER003 <text:s/></text:p>
      <text:p text:style-name="P1">- **Analysis Result**: Transaction is approved within the joint approval limit of users [USER001, USER002, USER003] <text:s/></text:p>
      <text:p text:style-name="Preformatted_20_Text"/>
      <text:p text:style-name="P1">---</text:p>
      <text:p text:style-name="Preformatted_20_Text"/>
      <text:p text:style-name="P1">### **Transaction 9**</text:p>
      <text:p text:style-name="P1">- **Transaction Amount**: 600,000 <text:s/></text:p>
      <text:p text:style-name="P1">- **Transaction Date**: 2024-01-24 <text:s/></text:p>
      <text:p text:style-name="P1">- **Approved Users**: USER005 <text:s/></text:p>
      <text:p text:style-name="P1">- **Analysis Result**: Transaction Amount Exceeds User Approval Level for USER005 <text:s/></text:p>
      <text:p text:style-name="Preformatted_20_Text"/>
      <text:p text:style-name="P1">---</text:p>
      <text:p text:style-name="Preformatted_20_Text"/>
      <text:p text:style-name="P1">### **Transaction 10**</text:p>
      <text:p text:style-name="P1">- **Transaction Amount**: 2,800,000 <text:s/></text:p>
      <text:p text:style-name="P1">- **Transaction Date**: 2024-01-25 <text:s/></text:p>
      <text:p text:style-name="P1">- **Approved Users**: USER001, USER004 <text:s/></text:p>
      <text:p text:style-name="P1">- **Analysis Result**: Transaction is approved within the joint approval limit of users [USER001, USER004] <text:s/></text:p>
      <text:p text:style-name="Preformatted_20_Text"/>
      <text:p text:style-name="P1">---</text:p>
      <text:p text:style-name="Preformatted_20_Text"/>
      <text:p text:style-name="P1">### **Transaction 11**</text:p>
      <text:p text:style-name="P1">- **Transaction Amount**: 95,000 <text:s/></text:p>
      <text:p text:style-name="P1">- **Transaction Date**: 2024-01-26 <text:s/></text:p>
      <text:p text:style-name="P1">- **Approved Users**: USER008 <text:s/></text:p>
      <text:p text:style-name="P1"><text:soft-page-break/>- **Analysis Result**: Transaction is approved within the single approval limit of USER008 <text:s/></text:p>
      <text:p text:style-name="Preformatted_20_Text"/>
      <text:p text:style-name="P1">---</text:p>
      <text:p text:style-name="Preformatted_20_Text"/>
      <text:p text:style-name="P1">### **Transaction 12**</text:p>
      <text:p text:style-name="P1">- **Transaction Amount**: 3,200,000 <text:s/></text:p>
      <text:p text:style-name="P1">- **Transaction Date**: 2024-01-27 <text:s/></text:p>
      <text:p text:style-name="P1">- **Approved Users**: USER002, USER003 <text:s/></text:p>
      <text:p text:style-name="P1">- **Analysis Result**: Transaction is approved within the joint approval limit of users [USER002, USER003] <text:s/></text:p>
      <text:p text:style-name="Preformatted_20_Text"/>
      <text:p text:style-name="P1">---</text:p>
      <text:p text:style-name="Preformatted_20_Text"/>
      <text:p text:style-name="P1">### **Transaction 13**</text:p>
      <text:p text:style-name="P1">- **Transaction Amount**: 175,000 <text:s/></text:p>
      <text:p text:style-name="P1">- **Transaction Date**: 2024-01-28 <text:s/></text:p>
      <text:p text:style-name="P1">- **Approved Users**: USER006 <text:s/></text:p>
      <text:p text:style-name="P1">- **Analysis Result**: Transaction is approved within the single approval limit of USER006 <text:s/></text:p>
      <text:p text:style-name="Preformatted_20_Text"/>
      <text:p text:style-name="P1">---</text:p>
      <text:p text:style-name="Preformatted_20_Text"/>
      <text:p text:style-name="P1">### **Transaction 14**</text:p>
      <text:p text:style-name="P1">- **Transaction Amount**: 5,500,000 <text:s/></text:p>
      <text:p text:style-name="P1">- **Transaction Date**: 2024-01-29 <text:s/></text:p>
      <text:p text:style-name="P1">- **Approved Users**: USER001, USER002, USER003 <text:s/></text:p>
      <text:p text:style-name="P1">- **Analysis Result**: Transaction Amount Exceeds the Joint Approval Level of users [USER001, USER002, USER003] <text:s/></text:p>
      <text:p text:style-name="Preformatted_20_Text"/>
      <text:p text:style-name="P1">---</text:p>
      <text:p text:style-name="Preformatted_20_Text"/>
      <text:p text:style-name="P1">## Conclusion</text:p>
      <text:p text:style-name="Preformatted_20_Text"/>
      <text:p text:style-name="P1">The analysis identified several transactions that exceeded the authorized approval limits for specific users. Immediate action is required to address these violations and ensure compliance with the established approval hierarchy.</text:p>
      <text:p text:style-name="P1">```</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1">"{}"</text:p>
      <text:p text:style-name="Preformatted_20_Text"><text:span text:style-name="T4">## Tool Output:</text:span> </text:p>
      <text:p text:style-name="P1">[{'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ext:soft-page-break/>trail record relies on change ticket: CHG004 and was carried out by the authorized user: USER007'}, {'date_time': '2024-01-17 11:15:00', 'component_modified': 'APIEndpoints', 'modified_by_user': 'USER003', 'Verification_Results': 'Audit trail record relies on change ticket: CHG005 and was carried out by the authorized user: USER003'}, {'date_time': '2024-01-17 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1"># Change Management Audit Findings</text:p>
      <text:p text:style-name="Preformatted_20_Text"/>
      <text:p text:style-name="P1"><text:soft-page-break/>## Summary of Audit Trail Verification</text:p>
      <text:p text:style-name="Preformatted_20_Text"/>
      <text:p text:style-name="P1">The following audit trail records were analyzed for compliance with change management policies:</text:p>
      <text:p text:style-name="Preformatted_20_Text"/>
      <text:p text:style-name="P1">---</text:p>
      <text:p text:style-name="Preformatted_20_Text"/>
      <text:p text:style-name="P1">### **Audit Trail Record 0**</text:p>
      <text:p text:style-name="P1">- **Date and Time**: 2024-01-14 09:30:00 <text:s/></text:p>
      <text:p text:style-name="P1">- **Component Modified**: UserAccessModule <text:s/></text:p>
      <text:p text:style-name="P1">- **Modified By User**: USER001 <text:s/></text:p>
      <text:p text:style-name="P1">- **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1**</text:p>
      <text:p text:style-name="P1">- **Date and Time**: 2024-01-15 04:20:00 <text:s/></text:p>
      <text:p text:style-name="P1">- **Component Modified**: SecuritySettings <text:s/></text:p>
      <text:p text:style-name="P1">- **Modified By User**: USER004 <text:s/></text:p>
      <text:p text:style-name="P1">- **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2**</text:p>
      <text:p text:style-name="P1">- **Date and Time**: 2024-01-19 11:45:00 <text:s/></text:p>
      <text:p text:style-name="P1">- **Component Modified**: DatabaseConfig <text:s/></text:p>
      <text:p text:style-name="P1">- **Modified By User**: USER002 <text:s/></text:p>
      <text:p text:style-name="P1">- **Verification Results**: Audit trail record relies on change ticket: CHG003 and was carried out by the authorized user: USER002 <text:s/></text:p>
      <text:p text:style-name="Preformatted_20_Text"/>
      <text:p text:style-name="P1">---</text:p>
      <text:p text:style-name="Preformatted_20_Text"/>
      <text:p text:style-name="P1">### **Audit Trail Record 3**</text:p>
      <text:p text:style-name="P1">- **Date and Time**: 2024-01-16 18:30:00 <text:s/></text:p>
      <text:p text:style-name="P1">- **Component Modified**: NetworkSettings <text:s/></text:p>
      <text:p text:style-name="P1">- **Modified By User**: USER007 <text:s/></text:p>
      <text:p text:style-name="P1">- **Verification Results**: Audit trail record relies on change ticket: CHG004 and was carried out by the authorized user: USER007 <text:s/></text:p>
      <text:p text:style-name="Preformatted_20_Text"/>
      <text:p text:style-name="P1">---</text:p>
      <text:p text:style-name="Preformatted_20_Text"/>
      <text:p text:style-name="P1">### **Audit Trail Record 4**</text:p>
      <text:p text:style-name="P1">- **Date and Time**: 2024-01-17 11:15:00 <text:s/></text:p>
      <text:p text:style-name="P1">- **Component Modified**: APIEndpoints <text:s/></text:p>
      <text:p text:style-name="P1">- **Modified By User**: USER003 <text:s/></text:p>
      <text:p text:style-name="P1">- **Verification Results**: Audit trail record relies on change ticket: CHG005 and was carried out by the authorized user: USER003 <text:s/></text:p>
      <text:p text:style-name="Preformatted_20_Text"/>
      <text:p text:style-name="P1">---</text:p>
      <text:p text:style-name="Preformatted_20_Text"/>
      <text:p text:style-name="P1">### **Audit Trail Record 5**</text:p>
      <text:p text:style-name="P1">- **Date and Time**: 2024-01-17 17:40:00 <text:s/></text:p>
      <text:p text:style-name="P1">- **Component Modified**: LoggingSystem <text:s/></text:p>
      <text:p text:style-name="P1">- **Modified By User**: USER005 <text:s/></text:p>
      <text:p text:style-name="P1">- **Verification Results**: Audit trail record relies on change ticket: CHG006 and was carried out by the authorized user: USER005 <text:s/></text:p>
      <text:p text:style-name="Preformatted_20_Text"/>
      <text:p text:style-name="P1">---</text:p>
      <text:p text:style-name="Preformatted_20_Text"/>
      <text:p text:style-name="P1">### **Audit Trail Record 6**</text:p>
      <text:p text:style-name="P1"><text:soft-page-break/>- **Date and Time**: 2024-10-18 09:00:00 <text:s/></text:p>
      <text:p text:style-name="P1">- **Component Modified**: UserInterface <text:s/></text:p>
      <text:p text:style-name="P1">- **Modified By User**: USER008 <text:s/></text:p>
      <text:p text:style-name="P1">- **Verification Results**: Audit trail record date is found with the authorized user: USER008;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7**</text:p>
      <text:p text:style-name="P1">- **Date and Time**: 2024-01-18 23:25:00 <text:s/></text:p>
      <text:p text:style-name="P1">- **Component Modified**: BackupSystem <text:s/></text:p>
      <text:p text:style-name="P1">- **Modified By User**: USER006 <text:s/></text:p>
      <text:p text:style-name="P1">- **Verification Results**: Audit trail record relies on change ticket: CHG008 and was carried out by the authorized user: USER006 <text:s/></text:p>
      <text:p text:style-name="Preformatted_20_Text"/>
      <text:p text:style-name="P1">---</text:p>
      <text:p text:style-name="Preformatted_20_Text"/>
      <text:p text:style-name="P1">### **Audit Trail Record 8**</text:p>
      <text:p text:style-name="P1">- **Date and Time**: 2024-02-19 11:30:00 <text:s/></text:p>
      <text:p text:style-name="P1">- **Component Modified**: AuthModule <text:s/></text:p>
      <text:p text:style-name="P1">- **Modified By User**: USER001 <text:s/></text:p>
      <text:p text:style-name="P1">- **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9**</text:p>
      <text:p text:style-name="P1">- **Date and Time**: 2024-01-19 06:15:00 <text:s/></text:p>
      <text:p text:style-name="P1">- **Component Modified**: ReportingEngine <text:s/></text:p>
      <text:p text:style-name="P1">- **Modified By User**: USER004 <text:s/></text:p>
      <text:p text:style-name="P1">- **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10**</text:p>
      <text:p text:style-name="P1">- **Date and Time**: 2024-01-20 11:45:00 <text:s/></text:p>
      <text:p text:style-name="P1">- **Component Modified**: DataProcessor <text:s/></text:p>
      <text:p text:style-name="P1">- **Modified By User**: USER009 <text:s/></text:p>
      <text:p text:style-name="P1">- **Verification Results**: Audit trail record date is found linked to change ticket: CHG011, however the change was carried out by the unauthorized user: USER009 - while it should have been carried out by: USER002 <text:s/></text:p>
      <text:p text:style-name="Preformatted_20_Text"/>
      <text:p text:style-name="P1">---</text:p>
      <text:p text:style-name="Preformatted_20_Text"/>
      <text:p text:style-name="P1">### **Audit Trail Record 11**</text:p>
      <text:p text:style-name="P1">- **Date and Time**: 2024-01-20 19:20:00 <text:s/></text:p>
      <text:p text:style-name="P1">- **Component Modified**: SecurityModule <text:s/></text:p>
      <text:p text:style-name="P1">- **Modified By User**: USER002 <text:s/></text:p>
      <text:p text:style-name="P1">- **Verification Results**: Audit trail record date is found linked to change ticket: CHG012, however the change was carried out by the unauthorized user: USER002 - while it should have been carried out by: USER005 <text:s/></text:p>
      <text:p text:style-name="Preformatted_20_Text"/>
      <text:p text:style-name="P1">---</text:p>
      <text:p text:style-name="Preformatted_20_Text"/>
      <text:p text:style-name="P1">### **Audit Trail Record 12**</text:p>
      <text:p text:style-name="P1">- **Date and Time**: 2024-01-21 10:15:00 <text:s/></text:p>
      <text:p text:style-name="P1">- **Component Modified**: ConfigSettings <text:s/></text:p>
      <text:p text:style-name="P1">- **Modified By User**: USER005 <text:s/></text:p>
      <text:p text:style-name="P1"><text:soft-page-break/>- **Verification Results**: Audit trail record date is found linked to change ticket: CHG013, however the change was carried out by the unauthorized user: USER005 - while it should have been carried out by: USER007 <text:s/></text:p>
      <text:p text:style-name="Preformatted_20_Text"/>
      <text:p text:style-name="P1">---</text:p>
      <text:p text:style-name="Preformatted_20_Text"/>
      <text:p text:style-name="P1">### **Audit Trail Record 13**</text:p>
      <text:p text:style-name="P1">- **Date and Time**: 2024-01-21 19:50:00 <text:s/></text:p>
      <text:p text:style-name="P1">- **Component Modified**: UserManagement <text:s/></text:p>
      <text:p text:style-name="P1">- **Modified By User**: USER003 <text:s/></text:p>
      <text:p text:style-name="P1">- **Verification Results**: Audit trail record relies on change ticket: CHG014 and was carried out by the authorized user: USER003 <text:s/></text:p>
      <text:p text:style-name="Preformatted_20_Text"/>
      <text:p text:style-name="P1">---</text:p>
      <text:p text:style-name="Preformatted_20_Text"/>
      <text:p text:style-name="P1">### **Audit Trail Record 14**</text:p>
      <text:p text:style-name="P1">- **Date and Time**: 2024-01-29 10:30:00 <text:s/></text:p>
      <text:p text:style-name="P1">- **Component Modified**: APIGateway <text:s/></text:p>
      <text:p text:style-name="P1">- **Modified By User**: USER007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5**</text:p>
      <text:p text:style-name="P1">- **Date and Time**: 2024-01-22 15:45:00 <text:s/></text:p>
      <text:p text:style-name="P1">- **Component Modified**: DatabaseIndex <text:s/></text:p>
      <text:p text:style-name="P1">- **Modified By User**: USER001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6**</text:p>
      <text:p text:style-name="P1">- **Date and Time**: 2024-01-23 09:45:00 <text:s/></text:p>
      <text:p text:style-name="P1">- **Component Modified**: AccessControl <text:s/></text:p>
      <text:p text:style-name="P1">- **Modified By User**: USER006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7**</text:p>
      <text:p text:style-name="P1">- **Date and Time**: 2024-01-23 14:30:00 <text:s/></text:p>
      <text:p text:style-name="P1">- **Component Modified**: SystemCore <text:s/></text:p>
      <text:p text:style-name="P1">- **Modified By User**: USER004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8**</text:p>
      <text:p text:style-name="P1">- **Date and Time**: 2024-01-24 11:00:00 <text:s/></text:p>
      <text:p text:style-name="P1">- **Component Modified**: LogAnalyzer <text:s/></text:p>
      <text:p text:style-name="P1">- **Modified By User**: USER008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9**</text:p>
      <text:p text:style-name="P1">- **Date and Time**: 2024-01-24 16:00:00 <text:s/></text:p>
      <text:p text:style-name="P1">- **Component Modified**: WebService <text:s/></text:p>
      <text:p text:style-name="P1">- **Modified By User**: USER002 <text:s/></text:p>
      <text:p text:style-name="P1"><text:soft-page-break/>- **Verification Results**: Could not find any change ticket that is related to this audit trail record. <text:s/></text:p>
      <text:p text:style-name="Preformatted_20_Text"/>
      <text:p text:style-name="P1">---</text:p>
      <text:p text:style-name="Preformatted_20_Text"/>
      <text:p text:style-name="P1">## Conclusion</text:p>
      <text:p text:style-name="Preformatted_20_Text"/>
      <text:p text:style-name="P1">The analysis identified several audit trail records that either lacked corresponding change tickets or were carried out by unauthorized users. Immediate action is required to address these violations and ensure compliance with the established change management policies.</text:p>
      <text:p text:style-name="P1">```</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Task:</text:span> <text:span text:style-name="T1">Verify transactions are inline with the policy and provide comprehensive analysis of compliance status.</text:span></text:p>
      <text:p text:style-name="Preformatted_20_Text">Policy Review: 100%|███████████████████████████████████████████████████████████████████████████████████████████████████████████████████████| 5/5 [05:29&lt;00:00, 65.95s/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1">"{}"</text:p>
      <text:p text:style-name="Preformatted_20_Text"><text:span text:style-name="T4">## Tool Output:</text:span> </text:p>
      <text:p text:style-name="P1">[{'Transaction ID': 'T001', 'Date': '09-07-24', 'Amount': '14236.29', 'Vendor': 'Vendor D', 'Purchase Order ID': 'PO1970', 'Type': 'Purchase', 'Discount': '16.84%', 'Discount_Justification': 'Special promotion applied', 'Tax Paid': 'No', 'Submitted Date': '17-07-24', 'Department_Authorization': 'Yes', 'Item Description': 'Software Subscription', 'Prior_Finance_Approval': 'Yes', 'violation': 'Violation: Yes - Vendor D is not a pre-approved vendor.'}, {'Transaction ID': 'T002', 'Date': '17-10-24', 'Amount': '3091.7', 'Vendor': 'Vendor H', 'Purchase Order ID': 'PO1672', 'Type': 'Purchase', 'Discount': '22.53%', 'Discount_Justification': '', 'Tax Paid': 'Yes', 'Submitted Date': '17-10-24', 'Department_Authorization': 'Yes', 'Item Description': 'Office Computers', 'Prior_Finance_Approval': 'Yes', 'violation': 'Violation: No \n \n Violation: No \n \n Violation: No \n \n Violation: No \n \n Violation: No \n \n Violation: Yes - Vendor not pre-approved by procurement department.'}, {'Transaction ID': 'T003', 'Date': '21-08-24', 'Amount': '8655.29', 'Vendor': 'Vendor D', 'Purchase Order ID': 'PO1335', 'Type': 'Invoice', 'Discount': '22.07%', 'Discount_Justification': 'Special promotion applied', 'Tax Paid': 'Yes', 'Submitted Date': '26-09-24', 'Department_Authorization': 'Yes', 'Item Description': 'Printer Supplies', 'Prior_Finance_Approval': 'Yes', 'violation': 'Violation: Yes - Exceeds Maximum Purchase Limit. \n\nTransaction amount (AED 8655.29) exceeds the maximum purchase limit of AED 10,000 without prior approval from the finance department.'}, {'Transaction ID': 'T004', 'Date': '16-10-24', 'Amount': '13029.37', 'Vendor': 'Vendor I', 'Purchase Order ID': 'PO1635', 'Type': 'Purchase', 'Discount': '22.61%', 'Discount_Justification': '', 'Tax Paid': 'Yes', 'Submitted Date': '01-11-24', 'Department_Authorization': 'No', 'Item Description': 'Consulting Services', 'Prior_Finance_Approval': 'No', 'violation': 'Violation: Yes - Purchase amount exceeds AED 10,000 without prior finance approval.'}, {'Transaction ID': 'T005', 'Date': '15-09-24', 'Amount': '15451.42', 'Vendor': 'Vendor I', 'Purchase Order ID': 'PO1210', 'Type': 'Purchase', 'Discount': '14.16%', 'Discount_Justification': '', 'Tax Paid': 'Yes', 'Submitted Date': '11-10-24', 'Department_Authorization': 'No', 'Item Description': 'Laptops', 'Prior_Finance_Approval': 'No', 'violation': 'Violation: Yes - Purchase amount exceeds AED 10,000 without prior finance approval.\n\nViolation: Yes - Vendor is not pre-approved by the procurement departmen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oft-page-break/><text:span text:style-name="T4">## Final Answer:</text:span> </text:p>
      <text:p text:style-name="P1"># Change Management Audit Findings</text:p>
      <text:p text:style-name="Preformatted_20_Text"/>
      <text:p text:style-name="P1">## Summary of Audit Trail Verification</text:p>
      <text:p text:style-name="Preformatted_20_Text"/>
      <text:p text:style-name="P1">The following audit trail records were analyzed for compliance with change management policies:</text:p>
      <text:p text:style-name="Preformatted_20_Text"/>
      <text:p text:style-name="P1">---</text:p>
      <text:p text:style-name="Preformatted_20_Text"/>
      <text:p text:style-name="P1">### **Audit Trail Record 0**</text:p>
      <text:p text:style-name="P1">- **Date and Time**: 2024-01-14 09:30:00 <text:s/></text:p>
      <text:p text:style-name="P1">- **Component Modified**: UserAccessModule <text:s/></text:p>
      <text:p text:style-name="P1">- **Modified By User**: USER001 <text:s/></text:p>
      <text:p text:style-name="P1">- **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1**</text:p>
      <text:p text:style-name="P1">- **Date and Time**: 2024-01-15 04:20:00 <text:s/></text:p>
      <text:p text:style-name="P1">- **Component Modified**: SecuritySettings <text:s/></text:p>
      <text:p text:style-name="P1">- **Modified By User**: USER004 <text:s/></text:p>
      <text:p text:style-name="P1">- **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2**</text:p>
      <text:p text:style-name="P1">- **Date and Time**: 2024-01-19 11:45:00 <text:s/></text:p>
      <text:p text:style-name="P1">- **Component Modified**: DatabaseConfig <text:s/></text:p>
      <text:p text:style-name="P1">- **Modified By User**: USER002 <text:s/></text:p>
      <text:p text:style-name="P1">- **Verification Results**: Audit trail record relies on change ticket: CHG003 and was carried out by the authorized user: USER002 <text:s/></text:p>
      <text:p text:style-name="Preformatted_20_Text"/>
      <text:p text:style-name="P1">---</text:p>
      <text:p text:style-name="Preformatted_20_Text"/>
      <text:p text:style-name="P1">### **Audit Trail Record 3**</text:p>
      <text:p text:style-name="P1">- **Date and Time**: 2024-01-16 18:30:00 <text:s/></text:p>
      <text:p text:style-name="P1">- **Component Modified**: NetworkSettings <text:s/></text:p>
      <text:p text:style-name="P1">- **Modified By User**: USER007 <text:s/></text:p>
      <text:p text:style-name="P1">- **Verification Results**: Audit trail record relies on change ticket: CHG004 and was carried out by the authorized user: USER007 <text:s/></text:p>
      <text:p text:style-name="Preformatted_20_Text"/>
      <text:p text:style-name="P1">---</text:p>
      <text:p text:style-name="Preformatted_20_Text"/>
      <text:p text:style-name="P1">### **Audit Trail Record 4**</text:p>
      <text:p text:style-name="P1">- **Date and Time**: 2024-01-17 11:15:00 <text:s/></text:p>
      <text:p text:style-name="P1">- **Component Modified**: APIEndpoints <text:s/></text:p>
      <text:p text:style-name="P1">- **Modified By User**: USER003 <text:s/></text:p>
      <text:p text:style-name="P1">- **Verification Results**: Audit trail record relies on change ticket: CHG005 and was carried out by the authorized user: USER003 <text:s/></text:p>
      <text:p text:style-name="Preformatted_20_Text"/>
      <text:p text:style-name="P1">---</text:p>
      <text:p text:style-name="Preformatted_20_Text"/>
      <text:p text:style-name="P1">### **Audit Trail Record 5**</text:p>
      <text:p text:style-name="P1">- **Date and Time**: 2024-01-17 17:40:00 <text:s/></text:p>
      <text:p text:style-name="P1">- **Component Modified**: LoggingSystem <text:s/></text:p>
      <text:p text:style-name="P1">- **Modified By User**: USER005 <text:s/></text:p>
      <text:p text:style-name="P1">- **Verification Results**: Audit trail record relies on change ticket: CHG006 and was carried out by the authorized user: USER005 <text:s/></text:p>
      <text:p text:style-name="Preformatted_20_Text"/>
      <text:p text:style-name="P1"><text:soft-page-break/>---</text:p>
      <text:p text:style-name="Preformatted_20_Text"/>
      <text:p text:style-name="P1">### **Audit Trail Record 6**</text:p>
      <text:p text:style-name="P1">- **Date and Time**: 2024-10-18 09:00:00 <text:s/></text:p>
      <text:p text:style-name="P1">- **Component Modified**: UserInterface <text:s/></text:p>
      <text:p text:style-name="P1">- **Modified By User**: USER008 <text:s/></text:p>
      <text:p text:style-name="P1">- **Verification Results**: Audit trail record date is found with the authorized user: USER008;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7**</text:p>
      <text:p text:style-name="P1">- **Date and Time**: 2024-01-18 23:25:00 <text:s/></text:p>
      <text:p text:style-name="P1">- **Component Modified**: BackupSystem <text:s/></text:p>
      <text:p text:style-name="P1">- **Modified By User**: USER006 <text:s/></text:p>
      <text:p text:style-name="P1">- **Verification Results**: Audit trail record relies on change ticket: CHG008 and was carried out by the authorized user: USER006 <text:s/></text:p>
      <text:p text:style-name="Preformatted_20_Text"/>
      <text:p text:style-name="P1">---</text:p>
      <text:p text:style-name="Preformatted_20_Text"/>
      <text:p text:style-name="P1">### **Audit Trail Record 8**</text:p>
      <text:p text:style-name="P1">- **Date and Time**: 2024-02-19 11:30:00 <text:s/></text:p>
      <text:p text:style-name="P1">- **Component Modified**: AuthModule <text:s/></text:p>
      <text:p text:style-name="P1">- **Modified By User**: USER001 <text:s/></text:p>
      <text:p text:style-name="P1">- **Verification Results**: Audit trail record date is found with the authorized user: USER001;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9**</text:p>
      <text:p text:style-name="P1">- **Date and Time**: 2024-01-19 06:15:00 <text:s/></text:p>
      <text:p text:style-name="P1">- **Component Modified**: ReportingEngine <text:s/></text:p>
      <text:p text:style-name="P1">- **Modified By User**: USER004 <text:s/></text:p>
      <text:p text:style-name="P1">- **Verification Results**: Audit trail record date is found with the authorized user: USER004; however - it might be a change management violation as there were no change tickets found that satisfy the change management SLA. <text:s/></text:p>
      <text:p text:style-name="Preformatted_20_Text"/>
      <text:p text:style-name="P1">---</text:p>
      <text:p text:style-name="Preformatted_20_Text"/>
      <text:p text:style-name="P1">### **Audit Trail Record 10**</text:p>
      <text:p text:style-name="P1">- **Date and Time**: 2024-01-20 11:45:00 <text:s/></text:p>
      <text:p text:style-name="P1">- **Component Modified**: DataProcessor <text:s/></text:p>
      <text:p text:style-name="P1">- **Modified By User**: USER009 <text:s/></text:p>
      <text:p text:style-name="P1">- **Verification Results**: Audit trail record date is found linked to change ticket: CHG011, however the change was carried out by the unauthorized user: USER009 - while it should have been carried out by: USER002 <text:s/></text:p>
      <text:p text:style-name="Preformatted_20_Text"/>
      <text:p text:style-name="P1">---</text:p>
      <text:p text:style-name="Preformatted_20_Text"/>
      <text:p text:style-name="P1">### **Audit Trail Record 11**</text:p>
      <text:p text:style-name="P1">- **Date and Time**: 2024-01-20 19:20:00 <text:s/></text:p>
      <text:p text:style-name="P1">- **Component Modified**: SecurityModule <text:s/></text:p>
      <text:p text:style-name="P1">- **Modified By User**: USER002 <text:s/></text:p>
      <text:p text:style-name="P1">- **Verification Results**: Audit trail record date is found linked to change ticket: CHG012, however the change was carried out by the unauthorized user: USER002 - while it should have been carried out by: USER005 <text:s/></text:p>
      <text:p text:style-name="Preformatted_20_Text"/>
      <text:p text:style-name="P1">---</text:p>
      <text:p text:style-name="Preformatted_20_Text"/>
      <text:p text:style-name="P1">### **Audit Trail Record 12**</text:p>
      <text:p text:style-name="P1">- **Date and Time**: 2024-01-21 10:15:00 <text:s/></text:p>
      <text:p text:style-name="P1">- **Component Modified**: ConfigSettings <text:s/></text:p>
      <text:p text:style-name="P1"><text:soft-page-break/>- **Modified By User**: USER005 <text:s/></text:p>
      <text:p text:style-name="P1">- **Verification Results**: Audit trail record date is found linked to change ticket: CHG013, however the change was carried out by the unauthorized user: USER005 - while it should have been carried out by: USER007 <text:s/></text:p>
      <text:p text:style-name="Preformatted_20_Text"/>
      <text:p text:style-name="P1">---</text:p>
      <text:p text:style-name="Preformatted_20_Text"/>
      <text:p text:style-name="P1">### **Audit Trail Record 13**</text:p>
      <text:p text:style-name="P1">- **Date and Time**: 2024-01-21 19:50:00 <text:s/></text:p>
      <text:p text:style-name="P1">- **Component Modified**: UserManagement <text:s/></text:p>
      <text:p text:style-name="P1">- **Modified By User**: USER003 <text:s/></text:p>
      <text:p text:style-name="P1">- **Verification Results**: Audit trail record relies on change ticket: CHG014 and was carried out by the authorized user: USER003 <text:s/></text:p>
      <text:p text:style-name="Preformatted_20_Text"/>
      <text:p text:style-name="P1">---</text:p>
      <text:p text:style-name="Preformatted_20_Text"/>
      <text:p text:style-name="P1">### **Audit Trail Record 14**</text:p>
      <text:p text:style-name="P1">- **Date and Time**: 2024-01-29 10:30:00 <text:s/></text:p>
      <text:p text:style-name="P1">- **Component Modified**: APIGateway <text:s/></text:p>
      <text:p text:style-name="P1">- **Modified By User**: USER007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5**</text:p>
      <text:p text:style-name="P1">- **Date and Time**: 2024-01-22 15:45:00 <text:s/></text:p>
      <text:p text:style-name="P1">- **Component Modified**: DatabaseIndex <text:s/></text:p>
      <text:p text:style-name="P1">- **Modified By User**: USER001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6**</text:p>
      <text:p text:style-name="P1">- **Date and Time**: 2024-01-23 09:45:00 <text:s/></text:p>
      <text:p text:style-name="P1">- **Component Modified**: AccessControl <text:s/></text:p>
      <text:p text:style-name="P1">- **Modified By User**: USER006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7**</text:p>
      <text:p text:style-name="P1">- **Date and Time**: 2024-01-23 14:30:00 <text:s/></text:p>
      <text:p text:style-name="P1">- **Component Modified**: SystemCore <text:s/></text:p>
      <text:p text:style-name="P1">- **Modified By User**: USER004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8**</text:p>
      <text:p text:style-name="P1">- **Date and Time**: 2024-01-24 11:00:00 <text:s/></text:p>
      <text:p text:style-name="P1">- **Component Modified**: LogAnalyzer <text:s/></text:p>
      <text:p text:style-name="P1">- **Modified By User**: USER008 <text:s/></text:p>
      <text:p text:style-name="P1">- **Verification Results**: Could not find any change ticket that is related to this audit trail record. <text:s/></text:p>
      <text:p text:style-name="Preformatted_20_Text"/>
      <text:p text:style-name="P1">---</text:p>
      <text:p text:style-name="Preformatted_20_Text"/>
      <text:p text:style-name="P1">### **Audit Trail Record 19**</text:p>
      <text:p text:style-name="P1">- **Date and Time**: 2024-01-24 16:00:00 <text:s/></text:p>
      <text:p text:style-name="P1">- **Component Modified**: WebService <text:s/></text:p>
      <text:p text:style-name="P1"><text:soft-page-break/>- **Modified By User**: USER002 <text:s/></text:p>
      <text:p text:style-name="P1">- **Verification Results**: Could not find any change ticket that is related to this audit trail record. <text:s/></text:p>
      <text:p text:style-name="Preformatted_20_Text"/>
      <text:p text:style-name="P1">---</text:p>
      <text:p text:style-name="Preformatted_20_Text"/>
      <text:p text:style-name="P1">## Conclusion</text:p>
      <text:p text:style-name="Preformatted_20_Text"/>
      <text:p text:style-name="P1">The analysis identified several audit trail records that either lacked corresponding change tickets or were carried out by unauthorized users. Immediate action is required to address these violations and ensure compliance with the established change management policies.</text:p>
      <text:p text:style-name="P1">```</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all findings from findings folder into comprehensive audit report</text:span></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 **Change Management Audit Report** <text:s/></text:p>
      <text:p text:style-name="Preformatted_20_Text"/>
      <text:p text:style-name="P1">## **Executive Summary** <text:s/></text:p>
      <text:p text:style-name="P1">This audit report summarizes the findings from the analysis of audit trail records related to change management compliance. The audit identified several instances of non-compliance with established change management policies, including missing change tickets, unauthorized user actions, and potential violations of the change management Service Level Agreement (SLA). Immediate corrective actions are recommended to address these issues and ensure adherence to organizational policies. <text:s/></text:p>
      <text:p text:style-name="Preformatted_20_Text"/>
      <text:p text:style-name="P1">---</text:p>
      <text:p text:style-name="Preformatted_20_Text"/>
      <text:p text:style-name="P1">## **Audit Scope** <text:s/></text:p>
      <text:p text:style-name="P1">The audit focused on verifying the compliance of audit trail records with the organization's change management policies. Specifically, the audit assessed: <text:s/></text:p>
      <text:p text:style-name="P1">1. The presence of valid change tickets for each modification. <text:s/></text:p>
      <text:p text:style-name="P1">2. The authorization of users performing the changes. <text:s/></text:p>
      <text:p text:style-name="P1">3. Adherence to the change management SLA. <text:s/></text:p>
      <text:p text:style-name="Preformatted_20_Text"/>
      <text:p text:style-name="P1">---</text:p>
      <text:p text:style-name="Preformatted_20_Text"/>
      <text:p text:style-name="P1">## **Detailed Findings** <text:s/></text:p>
      <text:p text:style-name="Preformatted_20_Text"/>
      <text:p text:style-name="P1">### **Summary of Audit Trail Verification** <text:s/></text:p>
      <text:p text:style-name="P1">The following audit trail records were analyzed for compliance with change management policies: <text:s/></text:p>
      <text:p text:style-name="Preformatted_20_Text"/>
      <text:p text:style-name="P1">#### **Audit Trail Record 0** <text:s/></text:p>
      <text:p text:style-name="P1">- **Date and Time**: 2024-01-14 09:30:00 <text:s/></text:p>
      <text:p text:style-name="P1">- **Component Modified**: UserAccessModule <text:s/></text:p>
      <text:p text:style-name="P1">- **Modified By User**: USER001 <text:s/></text:p>
      <text:p text:style-name="P1">- **Verification Results**: Audit trail record date is found with the authorized user: USER001; however, it might be a change management violation as there were no change tickets found that satisfy the change management SLA. <text:s/></text:p>
      <text:p text:style-name="Preformatted_20_Text"/>
      <text:p text:style-name="P1">#### **Audit Trail Record 1** <text:s/></text:p>
      <text:p text:style-name="P1">- **Date and Time**: 2024-01-15 04:20:00 <text:s/></text:p>
      <text:p text:style-name="P1">- **Component Modified**: SecuritySettings <text:s/></text:p>
      <text:p text:style-name="P1">- **Modified By User**: USER004 <text:s/></text:p>
      <text:p text:style-name="P1"><text:soft-page-break/>- **Verification Results**: Audit trail record date is found with the authorized user: USER004; however, it might be a change management violation as there were no change tickets found that satisfy the change management SLA. <text:s/></text:p>
      <text:p text:style-name="Preformatted_20_Text"/>
      <text:p text:style-name="P1">#### **Audit Trail Record 2** <text:s/></text:p>
      <text:p text:style-name="P1">- **Date and Time**: 2024-01-19 11:45:00 <text:s/></text:p>
      <text:p text:style-name="P1">- **Component Modified**: DatabaseConfig <text:s/></text:p>
      <text:p text:style-name="P1">- **Modified By User**: USER002 <text:s/></text:p>
      <text:p text:style-name="P1">- **Verification Results**: Audit trail record relies on change ticket: CHG003 and was carried out by the authorized user: USER002. <text:s/></text:p>
      <text:p text:style-name="Preformatted_20_Text"/>
      <text:p text:style-name="P1">#### **Audit Trail Record 3** <text:s/></text:p>
      <text:p text:style-name="P1">- **Date and Time**: 2024-01-16 18:30:00 <text:s/></text:p>
      <text:p text:style-name="P1">- **Component Modified**: NetworkSettings <text:s/></text:p>
      <text:p text:style-name="P1">- **Modified By User**: USER007 <text:s/></text:p>
      <text:p text:style-name="P1">- **Verification Results**: Audit trail record relies on change ticket: CHG004 and was carried out by the authorized user: USER007. <text:s/></text:p>
      <text:p text:style-name="Preformatted_20_Text"/>
      <text:p text:style-name="P1">#### **Audit Trail Record 4** <text:s/></text:p>
      <text:p text:style-name="P1">- **Date and Time**: 2024-01-17 11:15:00 <text:s/></text:p>
      <text:p text:style-name="P1">- **Component Modified**: APIEndpoints <text:s/></text:p>
      <text:p text:style-name="P1">- **Modified By User**: USER003 <text:s/></text:p>
      <text:p text:style-name="P1">- **Verification Results**: Audit trail record relies on change ticket: CHG005 and was carried out by the authorized user: USER003. <text:s/></text:p>
      <text:p text:style-name="Preformatted_20_Text"/>
      <text:p text:style-name="P1">#### **Audit Trail Record 5** <text:s/></text:p>
      <text:p text:style-name="P1">- **Date and Time**: 2024-01-17 17:40:00 <text:s/></text:p>
      <text:p text:style-name="P1">- **Component Modified**: LoggingSystem <text:s/></text:p>
      <text:p text:style-name="P1">- **Modified By User**: USER005 <text:s/></text:p>
      <text:p text:style-name="P1">- **Verification Results**: Audit trail record relies on change ticket: CHG006 and was carried out by the authorized user: USER005. <text:s/></text:p>
      <text:p text:style-name="Preformatted_20_Text"/>
      <text:p text:style-name="P1">#### **Audit Trail Record 6** <text:s/></text:p>
      <text:p text:style-name="P1">- **Date and Time**: 2024-10-18 09:00:00 <text:s/></text:p>
      <text:p text:style-name="P1">- **Component Modified**: UserInterface <text:s/></text:p>
      <text:p text:style-name="P1">- **Modified By User**: USER008 <text:s/></text:p>
      <text:p text:style-name="P1">- **Verification Results**: Audit trail record date is found with the authorized user: USER008; however, it might be a change management violation as there were no change tickets found that satisfy the change management SLA. <text:s/></text:p>
      <text:p text:style-name="Preformatted_20_Text"/>
      <text:p text:style-name="P1">#### **Audit Trail Record 7** <text:s/></text:p>
      <text:p text:style-name="P1">- **Date and Time**: 2024-01-18 23:25:00 <text:s/></text:p>
      <text:p text:style-name="P1">- **Component Modified**: BackupSystem <text:s/></text:p>
      <text:p text:style-name="P1">- **Modified By User**: USER006 <text:s/></text:p>
      <text:p text:style-name="P1">- **Verification Results**: Audit trail record relies on change ticket: CHG008 and was carried out by the authorized user: USER006. <text:s/></text:p>
      <text:p text:style-name="Preformatted_20_Text"/>
      <text:p text:style-name="P1">#### **Audit Trail Record 8** <text:s/></text:p>
      <text:p text:style-name="P1">- **Date and Time**: 2024-02-19 11:30:00 <text:s/></text:p>
      <text:p text:style-name="P1">- **Component Modified**: AuthModule <text:s/></text:p>
      <text:p text:style-name="P1">- **Modified By User**: USER001 <text:s/></text:p>
      <text:p text:style-name="P1">- **Verification Results**: Audit trail record date is found with the authorized user: USER001; however, it might be a change management violation as there were no change tickets found that satisfy the change management SLA. <text:s/></text:p>
      <text:p text:style-name="Preformatted_20_Text"/>
      <text:p text:style-name="P1">#### **Audit Trail Record 9** <text:s/></text:p>
      <text:p text:style-name="P1">- **Date and Time**: 2024-01-19 06:15:00 <text:s/></text:p>
      <text:p text:style-name="P1">- **Component Modified**: ReportingEngine <text:s/></text:p>
      <text:p text:style-name="P1">- **Modified By User**: USER004 <text:s/></text:p>
      <text:p text:style-name="P1">- **Verification Results**: Audit trail record date is found with the authorized user: USER004; however, it might be a change management violation as there were no change tickets found that satisfy the change management SLA. <text:s/></text:p>
      <text:p text:style-name="Preformatted_20_Text"/>
      <text:p text:style-name="P1">#### **Audit Trail Record 10** <text:s/></text:p>
      <text:p text:style-name="P1"><text:soft-page-break/>- **Date and Time**: 2024-01-20 11:45:00 <text:s/></text:p>
      <text:p text:style-name="P1">- **Component Modified**: DataProcessor <text:s/></text:p>
      <text:p text:style-name="P1">- **Modified By User**: USER009 <text:s/></text:p>
      <text:p text:style-name="P1">- **Verification Results**: Audit trail record date is found linked to change ticket: CHG011; however, the change was carried out by the unauthorized user: USER009 - while it should have been carried out by: USER002. <text:s/></text:p>
      <text:p text:style-name="Preformatted_20_Text"/>
      <text:p text:style-name="P1">#### **Audit Trail Record 11** <text:s/></text:p>
      <text:p text:style-name="P1">- **Date and Time**: 2024-01-20 19:20:00 <text:s/></text:p>
      <text:p text:style-name="P1">- **Component Modified**: SecurityModule <text:s/></text:p>
      <text:p text:style-name="P1">- **Modified By User**: USER002 <text:s/></text:p>
      <text:p text:style-name="P1">- **Verification Results**: Audit trail record date is found linked to change ticket: CHG012; however, the change was carried out by the unauthorized user: USER002 - while it should have been carried out by: USER005. <text:s/></text:p>
      <text:p text:style-name="Preformatted_20_Text"/>
      <text:p text:style-name="P1">#### **Audit Trail Record 12** <text:s/></text:p>
      <text:p text:style-name="P1">- **Date and Time**: 2024-01-21 10:15:00 <text:s/></text:p>
      <text:p text:style-name="P1">- **Component Modified**: ConfigSettings <text:s/></text:p>
      <text:p text:style-name="P1">- **Modified By User**: USER005 <text:s/></text:p>
      <text:p text:style-name="P1">- **Verification Results**: Audit trail record date is found linked to change ticket: CHG013; however, the change was carried out by the unauthorized user: USER005 - while it should have been carried out by: USER007. <text:s/></text:p>
      <text:p text:style-name="Preformatted_20_Text"/>
      <text:p text:style-name="P1">#### **Audit Trail Record 13** <text:s/></text:p>
      <text:p text:style-name="P1">- **Date and Time**: 2024-01-21 19:50:00 <text:s/></text:p>
      <text:p text:style-name="P1">- **Component Modified**: UserManagement <text:s/></text:p>
      <text:p text:style-name="P1">- **Modified By User**: USER003 <text:s/></text:p>
      <text:p text:style-name="P1">- **Verification Results**: Audit trail record relies on change ticket: CHG014 and was carried out by the authorized user: USER003. <text:s/></text:p>
      <text:p text:style-name="Preformatted_20_Text"/>
      <text:p text:style-name="P1">#### **Audit Trail Record 14** <text:s/></text:p>
      <text:p text:style-name="P1">- **Date and Time**: 2024-01-29 10:30:00 <text:s/></text:p>
      <text:p text:style-name="P1">- **Component Modified**: APIGateway <text:s/></text:p>
      <text:p text:style-name="P1">- **Modified By User**: USER007 <text:s/></text:p>
      <text:p text:style-name="P1">- **Verification Results**: Could not find any change ticket that is related to this audit trail record. <text:s/></text:p>
      <text:p text:style-name="Preformatted_20_Text"/>
      <text:p text:style-name="P1">#### **Audit Trail Record 15** <text:s/></text:p>
      <text:p text:style-name="P1">- **Date and Time**: 2024-01-22 15:45:00 <text:s/></text:p>
      <text:p text:style-name="P1">- **Component Modified**: DatabaseIndex <text:s/></text:p>
      <text:p text:style-name="P1">- **Modified By User**: USER001 <text:s/></text:p>
      <text:p text:style-name="P1">- **Verification Results**: Could not find any change ticket that is related to this audit trail record. <text:s/></text:p>
      <text:p text:style-name="Preformatted_20_Text"/>
      <text:p text:style-name="P1">#### **Audit Trail Record 16** <text:s/></text:p>
      <text:p text:style-name="P1">- **Date and Time**: 2024-01-23 09:45:00 <text:s/></text:p>
      <text:p text:style-name="P1">- **Component Modified**: AccessControl <text:s/></text:p>
      <text:p text:style-name="P1">- **Modified By User**: USER006 <text:s/></text:p>
      <text:p text:style-name="P1">- **Verification Results**: Could not find any change ticket that is related to this audit trail record. <text:s/></text:p>
      <text:p text:style-name="Preformatted_20_Text"/>
      <text:p text:style-name="P1">#### **Audit Trail Record 17** <text:s/></text:p>
      <text:p text:style-name="P1">- **Date and Time**: 2024-01-23 14:30:00 <text:s/></text:p>
      <text:p text:style-name="P1">- **Component Modified**: SystemCore <text:s/></text:p>
      <text:p text:style-name="P1">- **Modified By User**: USER004 <text:s/></text:p>
      <text:p text:style-name="P1">- **Verification Results**: Could not find any change ticket that is related to this audit trail record. <text:s/></text:p>
      <text:p text:style-name="Preformatted_20_Text"/>
      <text:p text:style-name="P1">#### **Audit Trail Record 18** <text:s/></text:p>
      <text:p text:style-name="P1">- **Date and Time**: 2024-01-24 11:00:00 <text:s/></text:p>
      <text:p text:style-name="P1">- **Component Modified**: LogAnalyzer <text:s/></text:p>
      <text:p text:style-name="P1">- **Modified By User**: USER008 <text:s/></text:p>
      <text:p text:style-name="P1">- **Verification Results**: Could not find any change ticket that is related to this audit trail record. <text:s/></text:p>
      <text:p text:style-name="Preformatted_20_Text"><text:soft-page-break/></text:p>
      <text:p text:style-name="P1">#### **Audit Trail Record 19** <text:s/></text:p>
      <text:p text:style-name="P1">- **Date and Time**: 2024-01-24 16:00:00 <text:s/></text:p>
      <text:p text:style-name="P1">- **Component Modified**: WebService <text:s/></text:p>
      <text:p text:style-name="P1">- **Modified By User**: USER002 <text:s/></text:p>
      <text:p text:style-name="P1">- **Verification Results**: Could not find any change ticket that is related to this audit trail record. <text:s/></text:p>
      <text:p text:style-name="Preformatted_20_Text"/>
      <text:p text:style-name="P1">---</text:p>
      <text:p text:style-name="Preformatted_20_Text"/>
      <text:p text:style-name="P1">## **Conclusion** <text:s/></text:p>
      <text:p text:style-name="P1">The audit identified multiple instances of non-compliance with change management policies, including: <text:s/></text:p>
      <text:p text:style-name="P1">1. Missing change tickets for several modifications. <text:s/></text:p>
      <text:p text:style-name="P1">2. Unauthorized users performing changes. <text:s/></text:p>
      <text:p text:style-name="P1">3. Potential violations of the change management SLA. <text:s/></text:p>
      <text:p text:style-name="Preformatted_20_Text"/>
      <text:p text:style-name="P1">These findings highlight the need for immediate corrective actions to strengthen change management processes and ensure compliance with organizational policies. <text:s/></text:p>
      <text:p text:style-name="Preformatted_20_Text"/>
      <text:p text:style-name="P1">---</text:p>
      <text:p text:style-name="Preformatted_20_Text"/>
      <text:p text:style-name="P1">## **Recommendations** <text:s/></text:p>
      <text:p text:style-name="P1">1. **Enforce Change Ticket Requirements**: Ensure that all modifications are accompanied by valid change tickets that comply with the SLA. <text:s/></text:p>
      <text:p text:style-name="P1">2. **User Authorization Review**: Conduct a review of user permissions to ensure only authorized personnel perform changes. <text:s/></text:p>
      <text:p text:style-name="P1">3. **Training and Awareness**: Provide training to staff on change management policies and procedures. <text:s/></text:p>
      <text:p text:style-name="P1">4. **Automated Monitoring**: Implement automated tools to monitor and flag unauthorized changes or missing change tickets in real-time. <text:s/></text:p>
      <text:p text:style-name="P1">5. **Regular Audits**: Conduct periodic audits to ensure ongoing compliance with change management policies. <text:s/></text:p>
      <text:p text:style-name="Preformatted_20_Text"/>
      <text:p text:style-name="P1">---</text:p>
      <text:p text:style-name="Preformatted_20_Text"/>
      <text:p text:style-name="P1">This report provides a comprehensive overview of the audit findings and actionable recommendations to address identified issues. Immediate action is required to mitigate risks and ensure adherence to change management policies.</text:p>
      <text:p text:style-name="Preformatted_20_Text"/>
      <text:p text:style-name="Preformatted_20_Text"/>
      <text:p text:style-name="P2">(larc) (larp) <text:span text:style-name="T2">ayman@AMHP840G2B</text:span>:<text:span text:style-name="T3">~/Documents/GitHub/ai_logicalaccess_crew/larc</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23:23:46.867735857</meta:creation-date>
    <dc:date>2025-02-10T23:24:27.325145908</dc:date>
    <meta:editing-duration>PT41S</meta:editing-duration>
    <meta:editing-cycles>1</meta:editing-cycles>
    <meta:document-statistic meta:table-count="0" meta:image-count="0" meta:object-count="0" meta:page-count="20" meta:paragraph-count="617" meta:word-count="6707" meta:character-count="50580" meta:non-whitespace-character-count="43645"/>
    <meta:generator>LibreOffice/24.2.7.2$Linux_X86_64 LibreOffice_project/420$Build-2</meta:generator>
  </office:meta>
</office:document-meta>
</file>